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text-properties fo:language="en" fo:country="US"/>
    </style:style>
    <style:style style:name="P2" style:parent-style-name="Textbody" style:family="paragraph">
      <style:paragraph-properties fo:text-align="justify"/>
      <style:text-properties fo:language="en" fo:country="US"/>
    </style:style>
    <style:style style:name="P3" style:parent-style-name="Título1" style:family="paragraph">
      <style:paragraph-properties fo:text-align="justify"/>
      <style:text-properties fo:language="en" fo:country="US"/>
    </style:style>
    <style:style style:name="P4" style:parent-style-name="Textbody" style:family="paragraph">
      <style:paragraph-properties fo:text-align="justify"/>
      <style:text-properties fo:language="en" fo:country="US"/>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Standard" style:family="paragraph">
      <style:paragraph-properties fo:text-align="justify"/>
      <style:text-properties fo:language="en" fo:country="US"/>
    </style:style>
    <style:style style:name="P10" style:parent-style-name="Standard" style:family="paragraph">
      <style:paragraph-properties fo:text-align="justify"/>
      <style:text-properties fo:language="en" fo:country="US"/>
    </style:style>
    <style:style style:name="P11" style:parent-style-name="Título1" style:family="paragraph">
      <style:paragraph-properties fo:text-align="justify"/>
      <style:text-properties fo:language="en" fo:country="US"/>
    </style:style>
    <style:style style:name="P12" style:parent-style-name="Textbody"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text-properties style:text-underline-type="single" style:text-underline-style="solid" style:text-underline-width="auto" style:text-underline-mode="continuous" fo:language="en" fo:country="US"/>
    </style:style>
    <style:style style:name="P20" style:parent-style-name="Título1" style:family="paragraph">
      <style:paragraph-properties fo:text-align="justify"/>
      <style:text-properties fo:language="en" fo:country="US"/>
    </style:style>
    <style:style style:name="P21" style:parent-style-name="Textbody" style:family="paragraph">
      <style:paragraph-properties fo:text-align="justify"/>
      <style:text-properties fo:language="en" fo:country="US"/>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text-properties fo:language="en" fo:country="US"/>
    </style:style>
    <style:style style:name="P25" style:parent-style-name="Textbody" style:family="paragraph">
      <style:paragraph-properties fo:text-align="justify"/>
      <style:text-properties fo:language="en" fo:country="US"/>
    </style:style>
    <style:style style:name="P26" style:parent-style-name="Título1" style:family="paragraph">
      <style:paragraph-properties fo:text-align="justify"/>
      <style:text-properties fo:language="en" fo:country="US"/>
    </style:style>
    <style:style style:name="P27" style:parent-style-name="Textbody" style:family="paragraph">
      <style:paragraph-properties fo:text-align="justify"/>
      <style:text-properties fo:language="en" fo:country="US"/>
    </style:style>
    <style:style style:name="P2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5"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9" style:parent-style-name="Textbody" style:family="paragraph">
      <style:paragraph-properties fo:text-align="justify"/>
      <style:text-properties fo:language="en" fo:country="US"/>
    </style:style>
    <style:style style:name="P40" style:parent-style-name="Textbody"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style:style style:name="P42" style:parent-style-name="Normal" style:family="paragraph">
      <style:paragraph-properties fo:text-align="justify"/>
      <style:text-properties fo:language="en" fo:country="US"/>
    </style:style>
    <style:style style:name="P43" style:parent-style-name="Normal" style:family="paragraph">
      <style:paragraph-properties fo:text-align="justify"/>
      <style:text-properties fo:color="#000000" fo:language="en" fo:country="US"/>
    </style:style>
    <style:style style:name="P44" style:parent-style-name="Normal" style:family="paragraph">
      <style:paragraph-properties fo:text-align="justify"/>
      <style:text-properties fo:color="#000000" fo:language="en" fo:country="US"/>
    </style:style>
    <style:style style:name="P45" style:parent-style-name="Normal" style:family="paragraph">
      <style:paragraph-properties fo:text-align="justify"/>
      <style:text-properties fo:language="en" fo:country="US"/>
    </style:style>
    <style:style style:name="P46" style:parent-style-name="Textbody" style:family="paragraph">
      <style:paragraph-properties fo:text-align="justify"/>
      <style:text-properties fo:language="en" fo:country="US"/>
    </style:style>
    <style:style style:name="P47" style:parent-style-name="Textbody" style:family="paragraph">
      <style:paragraph-properties fo:text-align="justify"/>
      <style:text-properties fo:language="en" fo:country="US"/>
    </style:style>
    <style:style style:name="P48" style:parent-style-name="Título1" style:family="paragraph">
      <style:paragraph-properties fo:text-align="justify"/>
      <style:text-properties fo:language="en" fo:country="US"/>
    </style:style>
    <style:style style:name="P49" style:parent-style-name="Textbody" style:family="paragraph">
      <style:paragraph-properties fo:text-align="justify"/>
      <style:text-properties fo:language="en" fo:country="US"/>
    </style:style>
    <style:style style:name="P50"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 style:parent-style-name="Textbody" style:family="paragraph">
      <style:paragraph-properties fo:text-align="justify"/>
      <style:text-properties fo:language="en" fo:country="US"/>
    </style:style>
    <style:style style:name="P53"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4" style:parent-style-name="Título1" style:family="paragraph">
      <style:paragraph-properties fo:text-align="justify"/>
      <style:text-properties fo:language="en" fo:country="US"/>
    </style:style>
    <style:style style:name="P55" style:parent-style-name="Textbody" style:family="paragraph">
      <style:paragraph-properties fo:text-align="justify"/>
      <style:text-properties fo:language="en" fo:country="US"/>
    </style:style>
    <style:style style:name="P5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9" style:parent-style-name="Textbody" style:family="paragraph">
      <style:paragraph-properties fo:text-align="justify"/>
      <style:text-properties fo:language="en" fo:country="US"/>
    </style:style>
    <style:style style:name="P60" style:parent-style-name="Textbody" style:family="paragraph">
      <style:paragraph-properties fo:text-align="justify"/>
      <style:text-properties fo:language="en" fo:country="US"/>
    </style:style>
    <style:style style:name="P61" style:parent-style-name="Textbody" style:family="paragraph">
      <style:paragraph-properties fo:text-align="justify"/>
      <style:text-properties fo:language="en" fo:country="US"/>
    </style:style>
    <style:style style:name="P62" style:parent-style-name="Textbody" style:family="paragraph">
      <style:paragraph-properties fo:text-align="justify"/>
      <style:text-properties fo:language="en" fo:country="US"/>
    </style:style>
  </office:automatic-styles>
  <office:body>
    <office:text text:use-soft-page-breaks="true">
      <text:h text:style-name="P1" text:outline-level="1">Notation</text:h>
      <text:p text:style-name="P2">For<text:s/>the following sequence<text:s/>diagrams,<text:s/>for<text:s/>a better interpretation of the diagrams, we will be considering<text:s/>the implementation of the singleton pattern,<text:s/>which is the<text:s/>responsible for display each screen in the program.</text:p>
      <text:h text:style-name="P3" text:outline-level="1">CU2, Choose Boat</text:h>
      <text:p text:style-name="P4">The lifelines involved in this sequence diagram are:</text:p>
      <text:list text:style-name="LFO1" text:continue-numbering="true">
        <text:list-item>
          <text:p text:style-name="P5">User</text:p>
        </text:list-item>
        <text:list-item>
          <text:p text:style-name="P6">Main Menu</text:p>
        </text:list-item>
        <text:list-item>
          <text:p text:style-name="P7">BoatDisplay Menu</text:p>
        </text:list-item>
        <text:list-item>
          <text:p text:style-name="P8">Player</text:p>
        </text:list-item>
      </text:list>
      <text:p text:style-name="P9">In Use Case 2 (CU2), “Choose Boat”, depicts the interactions between various objects when a user selects a boat. The process starts with the user clicking the "Choose Boat" button on the main menu. The main menu responds by creating and displaying the BoatDisplay. The BoatDisplay Menu then displays the list of boats to the user. The user selects a boat, which is then communicated back to the BoatDisplay Menu. The selected boat is assigned to the player. The player can change the boat as many times as he wants. Finally, the BoatDisplay Menu returns the user to the main menu when the “Back” button is pressed.</text:p>
      <text:p text:style-name="P10"/>
      <text:h text:style-name="P11" text:outline-level="1">CU3, Settings</text:h>
      <text:p text:style-name="P12">The lifelines involved in this sequence diagram are:</text:p>
      <text:p text:style-name="P13"/>
      <text:list text:style-name="LFO2" text:continue-numbering="true">
        <text:list-item>
          <text:p text:style-name="P14">User</text:p>
        </text:list-item>
        <text:list-item>
          <text:p text:style-name="P15">Main Menu</text:p>
        </text:list-item>
        <text:list-item>
          <text:p text:style-name="P16">Settings Menu</text:p>
        </text:list-item>
      </text:list>
      <text:p text:style-name="P17">In Use Case 3 (CU3), "Settings," the sequence begins with the user interacting with the main menu to open the settings. Upon clicking the<text:s/>"settings" button, the main menu initializes and creates the settings menu, which is then displayed to the user. The user makes changes within the settings menu, such as adjusting key binds or volume settings. When the user makes changes, they are saved automatically, and he can continue to make more changes until Back button is pressed. Once pressed, the settings menu is closed, and the user is taken to the main menu.</text:p>
      <text:p text:style-name="P18"/>
      <text:p text:style-name="P19"/>
      <text:h text:style-name="P20" text:outline-level="1">CU4, Credits</text:h>
      <text:p text:style-name="P21">The lifelines involved in this sequence diagram are:</text:p>
      <text:list text:style-name="LFO2" text:continue-numbering="true">
        <text:list-item>
          <text:p text:style-name="P22">User</text:p>
        </text:list-item>
        <text:list-item>
          <text:p text:style-name="P23">Main Menu</text:p>
        </text:list-item>
      </text:list>
      <text:p text:style-name="P24">In Use Case 4 (CU4), “Credits”, the sequence begins with the user interacting with the main menu to see the credits. Upon clicking the “credits” button, the main menu displays a panel with the complete name of all the collaborators of the project. The user must press the Back button to hide the credits panel and return to the main selection menu.</text:p>
      <text:p text:style-name="P25"/>
      <text:h text:style-name="P26" text:outline-level="1">CU5, Play level</text:h>
      <text:p text:style-name="P27">The lifelines involved in this sequence diagram are:</text:p>
      <text:list text:style-name="LFO3" text:continue-numbering="true">
        <text:list-item>
          <text:p text:style-name="P28">User</text:p>
        </text:list-item>
        <text:list-item>
          <text:p text:style-name="P29">Game</text:p>
        </text:list-item>
        <text:list-item>
          <text:p text:style-name="P30">Main Menu</text:p>
        </text:list-item>
        <text:list-item>
          <text:p text:style-name="P31">Boat</text:p>
        </text:list-item>
        <text:list-item>
          <text:p text:style-name="P32">Pause Menu</text:p>
        </text:list-item>
        <text:list-item>
          <text:p text:style-name="P33">Minigame</text:p>
        </text:list-item>
        <text:list-item>
          <text:p text:style-name="P34">Level</text:p>
        </text:list-item>
        <text:list-item>
          <text:p text:style-name="P35">Player</text:p>
        </text:list-item>
        <text:list-item>
          <text:p text:style-name="P36">Obstacle</text:p>
        </text:list-item>
        <text:list-item>
          <text:p text:style-name="P37">PowerUp</text:p>
        </text:list-item>
        <text:list-item>
          <text:p text:style-name="P38">Lane</text:p>
        </text:list-item>
      </text:list>
      <text:p text:style-name="P39">In Use Case 5<text:s/>(CU5), "Play level" shows the different interaction between the player and various components during the race. Initially, the player hits the play level button, prompting the game to load the level, which includes creating the assets (player, obstacles, boats, power-ups and lanes).</text:p>
      <text:p text:style-name="P40">Once the level is loaded, in every iteration we check if the player presses a movement key (left or right) or does not (move forward), and the game updates the boat's position accordingly. If the player presses the escape button (“Esc”), the pause menu is loaded and displayed, allowing the player to either resume the game or return to the main menu. Selecting the resume button returns the player to the level, while selecting the main menu button sends them back to the main menu screen.</text:p>
      <text:p text:style-name="P41">Throughout the gameplay, the player interacts with obstacles and power-ups. If the player's boat collides with an obstacle, the game updates the boat's position due to the collision, destroying the object, and reducing the boat's HP only if the Invincibility Powerup is not active (disable). Other source of collision is if the Player goes to another lane other than his own, also reducing boat’s speed and HP. If the boat's HP reaches zero, a minigame is triggered, which is created and displayed on the minigame screen.</text:p>
      <text:p text:style-name="P42"/>
      <text:p text:style-name="P43">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minigame to restore the boat's HP and return to the level on the same position of death. In the case they fail, it results in a game over,<text:s/>returning them to the main menu.</text:p>
      <text:p text:style-name="P44"/>
      <text:p text:style-name="P45"/>
      <text:p text:style-name="P46">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 victory message after completing all lanes.</text:p>
      <text:p text:style-name="P47"/>
      <text:h text:style-name="P48" text:outline-level="1">CU6, Tutorial</text:h>
      <text:p text:style-name="P49">The lifelines involved in this sequence diagram are:</text:p>
      <text:list text:style-name="LFO3" text:continue-numbering="true">
        <text:list-item>
          <text:p text:style-name="P50">User</text:p>
        </text:list-item>
        <text:list-item>
          <text:p text:style-name="P51">Main Menu</text:p>
        </text:list-item>
      </text:list>
      <text:p text:style-name="P52">In Use Case 6 (CU6), “Tutorial”, the sequence begins with the user interacting with the main menu to see the tutorial of the game. Upon clicking the “tutorial” button, the main menu displays a panel with a brief description of the game mechanics the player should be aware of during gameplay and introduction to the minigame. The user must press the Back button to hide the tutorial panel and return to the main selection menu.</text:p>
      <text:p text:style-name="P53"/>
      <text:h text:style-name="P54" text:outline-level="1">CU8, Simon Says Minigame</text:h>
      <text:p text:style-name="P55">The lifelines involved in this sequence diagram are:</text:p>
      <text:list text:style-name="LFO3" text:continue-numbering="true">
        <text:list-item>
          <text:p text:style-name="P56">Player</text:p>
        </text:list-item>
        <text:list-item>
          <text:p text:style-name="P57">Minigame</text:p>
        </text:list-item>
        <text:list-item>
          <text:p text:style-name="P58">Minigame<text:s/>Tutorial</text:p>
        </text:list-item>
      </text:list>
      <text:p text:style-name="P59">In Use Case 8 (CU8), "Simon says” minigame, the sequence diagram illustrates the interaction between the player and the minigame system when the player's boat HP is reduced to 0.<text:s/>First, it is introduced to a short tutorial of how the minigame should be played; the player must follow the sequence presented on the screen.<text:s/></text:p>
      <text:p text:style-name="P60">One character will be shown (cAseSenTitiVe), the reply must be the same character. On each successful character type, a new character of the same word will be displayed, the player must retype all the previous characters in order. Once the word is completed, the player is returned to the race at the start of the leg where he first died, with the boat’s HP replenished. In the case a character is mistyped, a new word will have to be completed, resetting any previous progress with a sequence; this decreases one of the three attempts available to complete the minigame.<text:s/></text:p>
      <text:p text:style-name="P61">The minigame also has a timeout fail system, meaning the player must type the sequence before the given time runs out. On every successful character type, time is restored to the maximum amount given. If the player fails to complete the minigame in the given attempts, he will be taken to a Game Over screen ending the current run; by pressing ‘Enter’ the player is returned to the main menu to start a new game.</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Título1Car" style:display-name="Título 1 Car" style:family="text" style:parent-style-name="Fuentedepárrafopredeter.">
      <style:text-properties style:font-name="Liberation Sans" style:font-name-asian="Liberation Sans" style:font-name-complex="Liberation Sans" fo:font-weight="bold" style:font-weight-asian="bold" style:font-weight-complex="bold" fo:font-size="18pt" style:font-size-asian="18pt" style:font-size-complex="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rancisco Jordá</dc:creator>
    <meta:creation-date>2024-05-16T16:10:00Z</meta:creation-date>
    <dc:date>2024-06-03T19:40:00Z</dc:date>
    <meta:template xlink:href="Normal.dotm" xlink:type="simple"/>
    <meta:editing-cycles>17</meta:editing-cycles>
    <meta:editing-duration>PT15300S</meta:editing-duration>
    <meta:document-statistic meta:page-count="1" meta:paragraph-count="12" meta:word-count="943" meta:character-count="6310" meta:row-count="44" meta:non-whitespace-character-count="5379"/>
  </office:meta>
</office:document-meta>
</file>